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0429in"/>
    </style:style>
    <style:style style:name="co2" style:family="table-column">
      <style:table-column-properties fo:break-before="auto" style:column-width="1.455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Bugs</text:p>
          </table:table-cell>
          <table:table-cell table:style-name="ce1" office:value-type="string">
            <text:p>Who's working on it</text:p>
          </table:table-cell>
        </table:table-row>
        <table:table-row table:style-name="ro1">
          <table:table-cell office:value-type="string">
            <text:p>glow effect kind of screwy in chrome (mostly fixed for landing page, need to fix for memory canvas page)</text:p>
          </table:table-cell>
          <table:table-cell/>
        </table:table-row>
        <table:table-row table:style-name="ro1">
          <table:table-cell office:value-type="string">
            <text:p>On landing page, file name's do not show up in under picture once the file is done uploading (--&gt;related to buildDownloadTable function in init.js)</text:p>
          </table:table-cell>
          <table:table-cell/>
        </table:table-row>
        <table:table-row table:style-name="ro1">
          <table:table-cell office:value-type="string">
            <text:p>On memory page, pictures are not inserted from left to right in order of newest to oldest (after refresh/first picture)</text:p>
          </table:table-cell>
          <table:table-cell/>
        </table:table-row>
        <table:table-row table:style-name="ro1">
          <table:table-cell office:value-type="string">
            <text:p>Not able to rename a memory (renames after edit + refresh)</text:p>
          </table:table-cell>
          <table:table-cell/>
        </table:table-row>
        <table:table-row table:style-name="ro1">
          <table:table-cell office:value-type="string">
            <text:p>On canvas/memory page, "share" thing in the upper left hand corner is kind of weird (hard to copy the link)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5">02/25/2011</text:date>, <text:time>17:4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ayak </meta:initial-creator>
    <meta:creation-date>2011-02-25T17:38:17</meta:creation-date>
    <meta:generator>OpenOffice.org/3.2$Unix OpenOffice.org_project/320m19$Build-9505</meta:generator>
    <dc:date>2011-02-25T17:41:58</dc:date>
    <dc:creator>Vinayak </dc:creator>
    <meta:editing-duration>PT00H03M43S</meta:editing-duration>
    <meta:editing-cycles>1</meta:editing-cycles>
    <meta:document-statistic meta:table-count="3" meta:cell-count="7" meta:object-count="0"/>
  </office:meta>
</office:document-meta>
</file>